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147DBB66A84DC22C1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1437in" svg:height="3.402in" draw:z-index="0"><draw:image xlink:href="Pictures/10000000000001EE00000147DBB66A84DC22C1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3T14:25:35.676667320</meta:creation-date>
    <dc:date>2023-07-23T14:26:04.988778248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